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9.435cm"/>
    </style:style>
    <style:style style:name="P1" style:family="paragraph">
      <style:text-properties style:font-name="Courier New" fo:font-size="10pt" style:font-size-asian="18pt" style:font-size-complex="18pt"/>
    </style:style>
    <style:style style:name="P2" style:family="paragraph">
      <loext:graphic-properties draw:fill="none" draw:fill-color="#ffffff"/>
      <style:text-properties style:font-name="Courier New" fo:font-size="10pt" style:font-size-asian="18pt" style:font-size-complex="18pt"/>
    </style:style>
    <style:style style:name="T1" style:family="text">
      <style:text-properties style:font-name="Courier New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7.084cm" svg:height="19.951cm" svg:x="0cm" svg:y="0cm">
          <draw:text-box>
            <text:p text:style-name="P1"><text:span text:style-name="T1"># lsblk -ap --output=NAME,SIZE,TYPE,FSTYPE,MOUNTPOINT</text:span></text:p>
            <text:p text:style-name="P1"><text:span text:style-name="T1">NAME <text:s text:c="101"/>SIZE TYPE FSTYPE <text:s text:c="5"/>MOUNTPOINT</text:span></text:p>
            <text:p text:style-name="P1"><text:span text:style-name="T1">/dev/fd0 <text:s text:c="99"/>4K disk</text:span></text:p>
            <text:p text:style-name="P1"><text:span text:style-name="T1">/dev/sda <text:s text:c="96"/>29.3G disk</text:span></text:p>
            <text:p text:style-name="P1"><text:span text:style-name="T1">└─</text:span><text:span text:style-name="T1">/dev/sda1 <text:s text:c="93"/>29.3G part xfs <text:s text:c="8"/>/</text:span></text:p>
            <text:p text:style-name="P1"><text:span text:style-name="T1">/dev/sdb <text:s text:c="96"/>48.8G disk</text:span></text:p>
            <text:p text:style-name="P1"><text:span text:style-name="T1">└─</text:span><text:span text:style-name="T1">/dev/sdb1 <text:s text:c="93"/>48.8G part LVM2_member</text:span></text:p>
            <text:p text:style-name="P1"><text:span text:style-name="T1"><text:s text:c="2"/>├─</text:span><text:span text:style-name="T1">/dev/mapper/docker-docker--pool_tmeta <text:s text:c="64"/>900M lvm</text:span></text:p>
            <text:p text:style-name="P1"><text:span text:style-name="T1"><text:s text:c="2"/>│ └─</text:span><text:span text:style-name="T1">/dev/mapper/docker-docker--pool <text:s text:c="67"/>42.2G lvm</text:span></text:p>
            <text:p text:style-name="P1"><text:span text:style-name="T1"><text:s text:c="2"/>│ <text:s text:c="2"/>├─</text:span><text:span text:style-name="T1">/dev/mapper/docker-8:1-16786822-2a6c277141569d87eb95e34d1f8b856271c71a81cd4a07e9e09a552bdc6ded5a <text:s text:c="2"/>45G dm <text:s text:c="2"/>xfs <text:s text:c="8"/>/var/lib/docker/devicemapper/mnt/2a6c2771415</text:span></text:p>
            <text:p text:style-name="P1"><text:span text:style-name="T1"><text:s text:c="2"/>│ <text:s text:c="2"/>├─</text:span><text:span text:style-name="T1">/dev/mapper/docker-8:1-16786822-579a2fb361130fb926f2045444c128efe8fa7cac2d85120e94b265196eee1b13 <text:s text:c="2"/>45G dm <text:s text:c="2"/>xfs <text:s text:c="8"/>/var/lib/docker/devicemapper/mnt/579a2fb3611</text:span></text:p>
            <text:p text:style-name="P1"><text:span text:style-name="T1"><text:s text:c="2"/>│ <text:s text:c="2"/>├─</text:span><text:span text:style-name="T1">/dev/mapper/docker-8:1-16786822-c95ca5f04a4e07d2084299fd544a524c4f4d6c0a8631717e4a4e898b382e2ef6 <text:s text:c="2"/>45G dm <text:s text:c="2"/>xfs <text:s text:c="8"/>/var/lib/docker/devicemapper/mnt/c95ca5f04a4</text:span></text:p>
            <text:p text:style-name="P1"><text:span text:style-name="T1"><text:s text:c="2"/>│ <text:s text:c="2"/>├─</text:span><text:span text:style-name="T1">/dev/mapper/docker-8:1-16786822-e9733ecdda1d3b3ea16a6e4b6385d2b00fc1cf332e0bca26efac2e884858cbd4 <text:s text:c="2"/>45G dm <text:s text:c="2"/>xfs <text:s text:c="8"/>/var/lib/docker/devicemapper/mnt/e9733ecdda1</text:span></text:p>
            <text:p text:style-name="P1"><text:span text:style-name="T1"><text:s text:c="2"/>│ <text:s text:c="2"/>├─</text:span><text:span text:style-name="T1">/dev/mapper/docker-8:1-16786822-947636812ed0592739d755b0591abb8f51cf6dc25982afe221021cf76d9cf142 <text:s text:c="2"/>45G dm <text:s text:c="2"/>xfs <text:s text:c="8"/>/var/lib/docker/devicemapper/mnt/947636812ed</text:span></text:p>
            <text:p text:style-name="P1"><text:span text:style-name="T1"><text:s text:c="2"/>│ <text:s text:c="2"/>├─</text:span><text:span text:style-name="T1">/dev/mapper/docker-8:1-16786822-d65a56e430079a2d5bcf99d649b11c9cee8a23103775aec21ca593a65b2d130f <text:s text:c="2"/>45G dm <text:s text:c="2"/>xfs <text:s text:c="8"/>/var/lib/docker/devicemapper/mnt/d65a56e4300</text:span></text:p>
            <text:p text:style-name="P1"><text:span text:style-name="T1"><text:s text:c="2"/>│ <text:s text:c="2"/>├─</text:span><text:span text:style-name="T1">/dev/mapper/docker-8:1-16786822-3d1fb13572cf0fb0c1736fcb84eed91b934263b76f317197dd9c6f6e74e68b9f <text:s text:c="2"/>45G dm <text:s text:c="2"/>xfs <text:s text:c="8"/>/var/lib/docker/devicemapper/mnt/3d1fb13572c</text:span></text:p>
            <text:p text:style-name="P1"><text:span text:style-name="T1"><text:s text:c="2"/>│ <text:s text:c="2"/>├─</text:span><text:span text:style-name="T1">/dev/mapper/docker-8:1-16786822-542e3e08ccccc53ab0094bc87bee57405324bb37dd1205398f2978e9eb974cc6 <text:s text:c="2"/>45G dm <text:s text:c="2"/>xfs <text:s text:c="8"/>/var/lib/docker/devicemapper/mnt/542e3e08ccc</text:span></text:p>
            <text:p text:style-name="P1"><text:span text:style-name="T1"><text:s text:c="2"/>│ <text:s text:c="2"/>├─</text:span><text:span text:style-name="T1">/dev/mapper/docker-8:1-16786822-3beb71206399ef166df725a31ca770a85791a30f5174ed90414c22535ca8dc7f <text:s text:c="2"/>45G dm <text:s text:c="2"/>xfs <text:s text:c="8"/>/var/lib/docker/devicemapper/mnt/3beb7120639</text:span></text:p>
            <text:p text:style-name="P1"><text:span text:style-name="T1"><text:s text:c="2"/>│ <text:s text:c="2"/>├─</text:span><text:span text:style-name="T1">/dev/mapper/docker-8:1-16786822-1c88db1b91c8164fcb62603a7be87583aae88449e466eb983db662d471a87fb8 <text:s text:c="2"/>45G dm <text:s text:c="2"/>xfs <text:s text:c="8"/>/var/lib/docker/devicemapper/mnt/1c88db1b91c</text:span></text:p>
            <text:p text:style-name="P1"><text:span text:style-name="T1"><text:s text:c="2"/>│ <text:s text:c="2"/>├─</text:span><text:span text:style-name="T1">/dev/mapper/docker-8:1-16786822-3a246ac134c631e4740fd9a4ecee63d3e9e2442c580ac779ddc8915c224ec0e9 <text:s text:c="2"/>45G dm <text:s text:c="2"/>xfs <text:s text:c="8"/>/var/lib/docker/devicemapper/mnt/3a246ac134c</text:span></text:p>
            <text:p text:style-name="P1"><text:span text:style-name="T1"><text:s text:c="2"/>│ <text:s text:c="2"/>├─</text:span><text:span text:style-name="T1">/dev/mapper/docker-8:1-16786822-045933b4418dc31765d8b9583def38d5887846423fc8a0fc8142c4dc03e8a558 <text:s text:c="2"/>45G dm <text:s text:c="2"/>xfs <text:s text:c="8"/>/var/lib/docker/devicemapper/mnt/045933b4418</text:span></text:p>
            <text:p text:style-name="P1"><text:span text:style-name="T1"><text:s text:c="2"/>│ <text:s text:c="2"/>├─</text:span><text:span text:style-name="T1">/dev/mapper/docker-8:1-16786822-e420dfc0229c744c0b03f186b5eec5e2f0f2dc002b52fde38b23d5cffafcd3b2 <text:s text:c="2"/>45G dm <text:s text:c="2"/>xfs <text:s text:c="8"/>/var/lib/docker/devicemapper/mnt/e420dfc0229</text:span></text:p>
            <text:p text:style-name="P1"><text:span text:style-name="T1"><text:s text:c="2"/>│ <text:s text:c="2"/>├─</text:span><text:span text:style-name="T1">/dev/mapper/docker-8:1-16786822-918a6f927345ac96069f811b7ce9206ac70299721064040458ea5a200e79dde6 <text:s text:c="2"/>45G dm <text:s text:c="2"/>xfs <text:s text:c="8"/>/var/lib/docker/devicemapper/mnt/918a6f92734</text:span></text:p>
            <text:p text:style-name="P1"><text:span text:style-name="T1"><text:s text:c="2"/>│ <text:s text:c="2"/>├─</text:span><text:span text:style-name="T1">/dev/mapper/docker-8:1-16786822-a7efd4f15c38e906b2d34ce97f95b7a41be3ea3c022f70a12eb530b6d9eea81a <text:s text:c="2"/>45G dm <text:s text:c="2"/>xfs <text:s text:c="8"/>/var/lib/docker/devicemapper/mnt/a7efd4f15c3</text:span></text:p>
            <text:p text:style-name="P1"><text:span text:style-name="T1"><text:s text:c="2"/>│ <text:s text:c="2"/>├─</text:span><text:span text:style-name="T1">/dev/mapper/docker-8:1-16786822-17b847994e2209acbad7f19e00f1f3947dcae6489e6150a269ddbecd367ad68c <text:s text:c="2"/>45G dm <text:s text:c="2"/>xfs <text:s text:c="8"/>/var/lib/docker/devicemapper/mnt/17b847994e2</text:span></text:p>
            <text:p text:style-name="P1"><text:span text:style-name="T1"><text:s text:c="2"/>│ <text:s text:c="2"/>└─</text:span><text:span text:style-name="T1">/dev/mapper/docker-8:1-16786822-3564e748e1476950c051afdbcf924d7a5e513cee79f69ee95649eea864733651 <text:s text:c="2"/>45G dm <text:s text:c="2"/>xfs <text:s text:c="8"/>/var/lib/docker/devicemapper/mnt/3564e748e14</text:span></text:p>
            <text:p text:style-name="P1"><text:span text:style-name="T1"><text:s text:c="2"/>└─</text:span><text:span text:style-name="T1">/dev/mapper/docker-docker--pool_tdata <text:s text:c="63"/>42.2G lvm</text:span></text:p>
            <text:p text:style-name="P1"><text:span text:style-name="T1"><text:s text:c="4"/>└─</text:span><text:span text:style-name="T1">/dev/mapper/docker-docker--pool <text:s text:c="67"/>42.2G lvm</text:span></text:p>
            <text:p text:style-name="P1"><text:span text:style-name="T1"><text:s text:c="6"/>├─</text:span><text:span text:style-name="T1">/dev/mapper/docker-8:1-16786822-2a6c277141569d87eb95e34d1f8b856271c71a81cd4a07e9e09a552bdc6ded5a <text:s text:c="2"/>45G dm <text:s text:c="2"/>xfs <text:s text:c="8"/>/var/lib/docker/devicemapper/mnt/2a6c2771415</text:span></text:p>
            <text:p text:style-name="P1"><text:span text:style-name="T1"><text:s text:c="6"/>├─</text:span><text:span text:style-name="T1">/dev/mapper/docker-8:1-16786822-579a2fb361130fb926f2045444c128efe8fa7cac2d85120e94b265196eee1b13 <text:s text:c="2"/>45G dm <text:s text:c="2"/>xfs <text:s text:c="8"/>/var/lib/docker/devicemapper/mnt/579a2fb3611</text:span></text:p>
            <text:p text:style-name="P1"><text:span text:style-name="T1"><text:s text:c="6"/>├─</text:span><text:span text:style-name="T1">/dev/mapper/docker-8:1-16786822-c95ca5f04a4e07d2084299fd544a524c4f4d6c0a8631717e4a4e898b382e2ef6 <text:s text:c="2"/>45G dm <text:s text:c="2"/>xfs <text:s text:c="8"/>/var/lib/docker/devicemapper/mnt/c95ca5f04a4</text:span></text:p>
            <text:p text:style-name="P1"><text:span text:style-name="T1"><text:s text:c="6"/>├─</text:span><text:span text:style-name="T1">/dev/mapper/docker-8:1-16786822-e9733ecdda1d3b3ea16a6e4b6385d2b00fc1cf332e0bca26efac2e884858cbd4 <text:s text:c="2"/>45G dm <text:s text:c="2"/>xfs <text:s text:c="8"/>/var/lib/docker/devicemapper/mnt/e9733ecdda1</text:span></text:p>
            <text:p text:style-name="P1"><text:span text:style-name="T1"><text:s text:c="6"/>├─</text:span><text:span text:style-name="T1">/dev/mapper/docker-8:1-16786822-947636812ed0592739d755b0591abb8f51cf6dc25982afe221021cf76d9cf142 <text:s text:c="2"/>45G dm <text:s text:c="2"/>xfs <text:s text:c="8"/>/var/lib/docker/devicemapper/mnt/947636812ed</text:span></text:p>
            <text:p text:style-name="P1"><text:span text:style-name="T1"><text:s text:c="6"/>├─</text:span><text:span text:style-name="T1">/dev/mapper/docker-8:1-16786822-d65a56e430079a2d5bcf99d649b11c9cee8a23103775aec21ca593a65b2d130f <text:s text:c="2"/>45G dm <text:s text:c="2"/>xfs <text:s text:c="8"/>/var/lib/docker/devicemapper/mnt/d65a56e4300</text:span></text:p>
            <text:p text:style-name="P1"><text:span text:style-name="T1"><text:s text:c="6"/>├─</text:span><text:span text:style-name="T1">/dev/mapper/docker-8:1-16786822-3d1fb13572cf0fb0c1736fcb84eed91b934263b76f317197dd9c6f6e74e68b9f <text:s text:c="2"/>45G dm <text:s text:c="2"/>xfs <text:s text:c="8"/>/var/lib/docker/devicemapper/mnt/3d1fb13572c</text:span></text:p>
            <text:p text:style-name="P1"><text:span text:style-name="T1"><text:s text:c="6"/>├─</text:span><text:span text:style-name="T1">/dev/mapper/docker-8:1-16786822-542e3e08ccccc53ab0094bc87bee57405324bb37dd1205398f2978e9eb974cc6 <text:s text:c="2"/>45G dm <text:s text:c="2"/>xfs <text:s text:c="8"/>/var/lib/docker/devicemapper/mnt/542e3e08ccc</text:span></text:p>
            <text:p text:style-name="P1"><text:span text:style-name="T1"><text:s text:c="6"/>├─</text:span><text:span text:style-name="T1">/dev/mapper/docker-8:1-16786822-3beb71206399ef166df725a31ca770a85791a30f5174ed90414c22535ca8dc7f <text:s text:c="2"/>45G dm <text:s text:c="2"/>xfs <text:s text:c="8"/>/var/lib/docker/devicemapper/mnt/3beb7120639</text:span></text:p>
            <text:p text:style-name="P1"><text:span text:style-name="T1"><text:s text:c="6"/>├─</text:span><text:span text:style-name="T1">/dev/mapper/docker-8:1-16786822-1c88db1b91c8164fcb62603a7be87583aae88449e466eb983db662d471a87fb8 <text:s text:c="2"/>45G dm <text:s text:c="2"/>xfs <text:s text:c="8"/>/var/lib/docker/devicemapper/mnt/1c88db1b91c</text:span></text:p>
            <text:p text:style-name="P1"><text:span text:style-name="T1"><text:s text:c="6"/>├─</text:span><text:span text:style-name="T1">/dev/mapper/docker-8:1-16786822-3a246ac134c631e4740fd9a4ecee63d3e9e2442c580ac779ddc8915c224ec0e9 <text:s text:c="2"/>45G dm <text:s text:c="2"/>xfs <text:s text:c="8"/>/var/lib/docker/devicemapper/mnt/3a246ac134c</text:span></text:p>
            <text:p text:style-name="P1"><text:span text:style-name="T1"><text:s text:c="6"/>├─</text:span><text:span text:style-name="T1">/dev/mapper/docker-8:1-16786822-045933b4418dc31765d8b9583def38d5887846423fc8a0fc8142c4dc03e8a558 <text:s text:c="2"/>45G dm <text:s text:c="2"/>xfs <text:s text:c="8"/>/var/lib/docker/devicemapper/mnt/045933b4418</text:span></text:p>
            <text:p text:style-name="P1"><text:span text:style-name="T1"><text:s text:c="6"/>├─</text:span><text:span text:style-name="T1">/dev/mapper/docker-8:1-16786822-e420dfc0229c744c0b03f186b5eec5e2f0f2dc002b52fde38b23d5cffafcd3b2 <text:s text:c="2"/>45G dm <text:s text:c="2"/>xfs <text:s text:c="8"/>/var/lib/docker/devicemapper/mnt/e420dfc0229</text:span></text:p>
            <text:p text:style-name="P1"><text:span text:style-name="T1"><text:s text:c="6"/>├─</text:span><text:span text:style-name="T1">/dev/mapper/docker-8:1-16786822-918a6f927345ac96069f811b7ce9206ac70299721064040458ea5a200e79dde6 <text:s text:c="2"/>45G dm <text:s text:c="2"/>xfs <text:s text:c="8"/>/var/lib/docker/devicemapper/mnt/918a6f92734</text:span></text:p>
            <text:p text:style-name="P1"><text:span text:style-name="T1"><text:s text:c="6"/>├─</text:span><text:span text:style-name="T1">/dev/mapper/docker-8:1-16786822-a7efd4f15c38e906b2d34ce97f95b7a41be3ea3c022f70a12eb530b6d9eea81a <text:s text:c="2"/>45G dm <text:s text:c="2"/>xfs <text:s text:c="8"/>/var/lib/docker/devicemapper/mnt/a7efd4f15c3</text:span></text:p>
            <text:p text:style-name="P1"><text:span text:style-name="T1"><text:s text:c="6"/>├─</text:span><text:span text:style-name="T1">/dev/mapper/docker-8:1-16786822-17b847994e2209acbad7f19e00f1f3947dcae6489e6150a269ddbecd367ad68c <text:s text:c="2"/>45G dm <text:s text:c="2"/>xfs <text:s text:c="8"/>/var/lib/docker/devicemapper/mnt/17b847994e2</text:span></text:p>
            <text:p text:style-name="P1"><text:span text:style-name="T1"><text:s text:c="6"/>└─</text:span><text:span text:style-name="T1">/dev/mapper/docker-8:1-16786822-3564e748e1476950c051afdbcf924d7a5e513cee79f69ee95649eea864733651 <text:s text:c="2"/>45G dm <text:s text:c="2"/>xfs <text:s text:c="8"/>/var/lib/docker/devicemapper/mnt/3564e748e14</text:span></text:p>
            <text:p text:style-name="P1"><text:span text:style-name="T1">/dev/sdc <text:s text:c="96"/>15.6G disk</text:span></text:p>
            <text:p text:style-name="P1"><text:span text:style-name="T1">└─</text:span><text:span text:style-name="T1">/dev/sdc1 <text:s text:c="93"/>15.6G part swap <text:s text:c="7"/>[SWAP]</text:span></text:p>
            <text:p text:style-name="P1"><text:span text:style-name="T1">/dev/sdd <text:s text:c="96"/>15.6G disk</text:span></text:p>
            <text:p text:style-name="P1"><text:span text:style-name="T1">└─</text:span><text:span text:style-name="T1">/dev/sdd1 <text:s text:c="93"/>15.6G part xfs <text:s text:c="8"/>/tmp</text:span></text:p>
            <text:p text:style-name="P1"><text:span text:style-name="T1">/dev/sr0 <text:s text:c="96"/>1024M r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7.084cm" fo:page-height="19.9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09:40:16.157000000</meta:creation-date>
    <dc:date>2017-11-17T09:54:01.480000000</dc:date>
    <meta:editing-duration>PT13M44S</meta:editing-duration>
    <meta:editing-cycles>4</meta:editing-cycles>
    <meta:generator>LibreOffice/5.4.0.3$Windows_X86_64 LibreOffice_project/92c2794a7c181ba4c1c5053618179937228ed1fb</meta:generator>
    <meta:document-statistic meta:object-count="1"/>
  </office:meta>
</office:document-meta>
</file>